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2cm" fo:margin-right="0cm" fo:text-align="justify" style:justify-single-word="false" fo:text-indent="-2cm" style:auto-text-indent="false"/>
      <style:text-properties officeooo:rsid="0000eb63" officeooo:paragraph-rsid="00169cc3"/>
    </style:style>
    <style:style style:name="P2"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169cc3"/>
    </style:style>
    <style:style style:name="P3"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169cc3"/>
    </style:style>
    <style:style style:name="P4"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169cc3"/>
    </style:style>
    <style:style style:name="P5" style:family="paragraph" style:parent-style-name="Standard">
      <style:paragraph-properties fo:margin-left="0cm" fo:margin-right="0cm" fo:text-align="justify" style:justify-single-word="false" fo:text-indent="0cm" style:auto-text-indent="false" fo:break-before="page"/>
      <style:text-properties officeooo:paragraph-rsid="00169cc3"/>
    </style:style>
    <style:style style:name="P6" style:family="paragraph" style:parent-style-name="Standard">
      <style:paragraph-properties fo:margin-left="0cm" fo:margin-right="0cm" fo:text-align="justify" style:justify-single-word="false" fo:text-indent="0cm" style:auto-text-indent="false"/>
      <style:text-properties officeooo:rsid="002ced97" officeooo:paragraph-rsid="00169cc3"/>
    </style:style>
    <style:style style:name="P7" style:family="paragraph" style:parent-style-name="Standard">
      <style:paragraph-properties fo:margin-left="0cm" fo:margin-right="0cm" fo:text-align="justify" style:justify-single-word="false" fo:text-indent="0cm" style:auto-text-indent="false"/>
      <style:text-properties officeooo:paragraph-rsid="00169cc3"/>
    </style:style>
    <style:style style:name="T1" style:family="text">
      <style:text-properties officeooo:rsid="0000eb63"/>
    </style:style>
    <style:style style:name="T2" style:family="text">
      <style:text-properties fo:font-weight="bold" officeooo:rsid="0000eb63"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Continue here</text:p>
      <text:p text:style-name="P6">this version is same as last as of 2018.04,17 :-(</text:p>
      <text:p text:style-name="P7"/>
      <text:p text:style-name="P7"/>
      <text:p text:style-name="P7"><text:span text:style-name="T1">[13:31] Stellenbosch: I have a question on the utilization (and publication) of data from databases such as </text:span><text:span text:style-name="T2">GenBank</text:span><text:span text:style-name="T1"> etc. ...</text:span></text:p>
      <text:p text:style-name="P2">[13:32] Stellenbosch: Once data is in the public domain - can any researcher us it, manipulate it and publish new information from it?</text:p>
      <text:p text:style-name="P1">[13:32] Pedro and David: OK what is the question?</text:p>
      <text:p text:style-name="P1">[13:33] Stellenbosch: We have answered it within the group - as long as you give credit (accession number) for the data you use, you can publish it</text:p>
      <text:p text:style-name="P1"/>
      <text:p text:style-name="P1"/>
      <text:p text:style-name="P1"/>
      <text:p text:style-name="P1"/>
      <text:p text:style-name="P1">[13:38] MUHAS-TZ: Is there any significant difference between phylogenetics and coalescence?</text:p>
      <text:p text:style-name="P1">[17:39] jigjiga: What are the criteria we use inorder to determine if two proteins are homologous?</text:p>
      <text:p text:style-name="P1">[13:40] NABDA_UniAbuja: What is the role of bioinformatics in information/data security? This is for some of us from a computer science background</text:p>
      <text:p text:style-name="P1"/>
      <text:p text:style-name="P1"/>
      <text:p text:style-name="P1"/>
      <text:p text:style-name="P1"/>
      <text:p text:style-name="P1">[13:44] MUHAS-TZ: How is Bionformatics affected by Medical Legal issues?</text:p>
      <text:p text:style-name="P1"/>
      <text:p text:style-name="P1"/>
      <text:p text:style-name="P1"/>
      <text:p text:style-name="P2">[13:45] Pedro and David: Q. What are the criteria we use inorder to determine if two proteins are homologous?</text:p>
      <text:p text:style-name="P1"/>
      <text:p text:style-name="P1"/>
      <text:p text:style-name="P1"/>
      <text:p text:style-name="P1">[17:45] jigjiga: How can we get those databases on internet that was mentioned in presentation?</text:p>
      <text:p text:style-name="P1"/>
      <text:p text:style-name="P1"/>
      <text:p text:style-name="P1"/>
      <text:p text:style-name="P1">[13:46] Usmanu Danfodiyo University Sokoto, NABDA: In what ways has computational genomics contributed to biology research?</text:p>
      <text:p text:style-name="P1"/>
      <text:p text:style-name="P1"/>
      <text:p text:style-name="P1"/>
      <text:p text:style-name="P1"/>
      <text:p text:style-name="P1">[13:47] MUHAS-TZ: What is the difference between Precision Medicine and Personalized Medicine?</text:p>
      <text:p text:style-name="P1"/>
      <text:p text:style-name="P1"/>
      <text:p text:style-name="P1"/>
      <text:p text:style-name="P1">[13:48] Pedro and David: A: The criteria are biological. Ideally, the human judgement about homology is supported aith various bits of evidence that, using evolutionary models, explains that there was or may have been common ancestry.</text:p>
      <text:p text:style-name="P2"><text:soft-page-break/>[13:49] TUNISIA_CNSTN_IBT2017: What is the "link" between homology and similarity ? Tunisia_CNSTN_IBT2017/Mohamed</text:p>
      <text:p text:style-name="P1"/>
      <text:p text:style-name="P1"/>
      <text:p text:style-name="P1">[13:49] Pedro and David: Q: What is the role of bioinformatics in information/data security? This is for some of us from a computer science background</text:p>
      <text:p text:style-name="P1"/>
      <text:p text:style-name="P1"/>
      <text:p text:style-name="P1"/>
      <text:p text:style-name="P1">[13:50] NMIMR-UG: What do you mean when you say pipeline? How different is that from Python?</text:p>
      <text:p text:style-name="P1"/>
      <text:p text:style-name="P1"/>
      <text:p text:style-name="P1"/>
      <text:p text:style-name="P1">[13:51] TUNISIA_CNSTN_IBT2017: How to calculate the distance between ancestral sequence and the (two) orthologous sequences from which it was generated? </text:p>
      <text:p text:style-name="P1"/>
      <text:p text:style-name="P1"/>
      <text:p text:style-name="P1"/>
      <text:p text:style-name="P1">[13:54] Pedro and David: A: Bioinformatics can be used to confidently illustrate where the usable public data is and how it may be related to private (patient) data. But this is only the beginning.</text:p>
      <text:p text:style-name="P1"/>
      <text:p text:style-name="P1"/>
      <text:p text:style-name="P1">[17:54] jigjiga: What is the difference between bioinformatics and health informatics?</text:p>
      <text:p text:style-name="P1"/>
      <text:p text:style-name="P1"/>
      <text:p text:style-name="P1"/>
      <text:p text:style-name="P1">[13:56] Pedro and David: Bioinformatics can be used on private health records to discover drug tragets for example. and the results can be kept private if needed. Or anonimised and made public.</text:p>
      <text:p text:style-name="P1"/>
      <text:p text:style-name="P1"/>
      <text:p text:style-name="P1"/>
      <text:p text:style-name="P1">[13:56] TUNISIA_CNSTN_IBT2017: How to choose the most pertinent database (for sequence alignement, ...). Tunisia_CNSTN_IBT2017/Bilel</text:p>
      <text:p text:style-name="P1">[14:00] Pedro and David: Q: How can we get those databases on internet that was mentioned in presentation?</text:p>
      <text:p text:style-name="P1"/>
      <text:p text:style-name="P1"/>
      <text:p text:style-name="P1"/>
      <text:p text:style-name="P1">[14:03] USMBA_UMP: Are there any tools that allow the detection of a putative affinity between a chemical molecule and proteins? Thanks</text:p>
      <text:p text:style-name="P1"/>
      <text:p text:style-name="P1"/>
      <text:p text:style-name="P1"/>
      <text:p text:style-name="P1">[14:01] muraz: Q: What bioinformatic tools are used in the paternity tests ?</text:p>
      <text:p text:style-name="P1"/>
      <text:p text:style-name="P1"/>
      <text:p text:style-name="P1"/>
      <text:p text:style-name="P1">[14:03] IPT: Is there a database that allows gene annotation?</text:p>
      <text:p text:style-name="P1"/>
      <text:p text:style-name="P1"><text:soft-page-break/></text:p>
      <text:p text:style-name="P1"/>
      <text:p text:style-name="P1">[14:03] TUNISIA_CNSTN_IBT2017: How to use bioinformatics in the study of metabolic pathways of insects? Tunisia_CNSTN_IBT2017/Salma</text:p>
      <text:p text:style-name="P1"/>
      <text:p text:style-name="P1"/>
      <text:p text:style-name="P1">[14:05] Pedro and David: A: Do you mean you want local copies for local use? If that is the case you need a lot of disk space and some serious downloading. Then you generate a problem of updating regularly. The more you have copies of, locally, the <text:s/>more you need to update. So, normally you judge carefully what you want to have locally stored. All that was shown is publicly available and constantly updated by <text:s/>a huge number of people. Big centers with personnel keeep collections of updated copies. Individuals ususally make efforts to guarantee that they have remote acccess to such computing resources, rather than aiming at having private collections,</text:p>
      <text:p text:style-name="P1"/>
      <text:p text:style-name="P1"/>
      <text:p text:style-name="P1">[14:07] Pedro and David: Q: Is there a database that allows gene annotation?</text:p>
      <text:p text:style-name="P1">[14:08] Pedro and David: A: In general all of the public databases allow users to submit annotations. The</text:p>
      <text:p text:style-name="P1">[14:09] (UCT) University of Cape Town: We can see you on two video screens.</text:p>
      <text:p text:style-name="P1"/>
      <text:p text:style-name="P1"/>
      <text:p text:style-name="P1">[14:13] CBSB,Uofk,SUDAN: Why is Python the preferred programming language for Bioinformaticians?</text:p>
      <text:p text:style-name="P1"/>
      <text:p text:style-name="P1"/>
      <text:p text:style-name="P1"/>
      <text:p text:style-name="P1">[14:13] Pedro and David: Why is Python the preferred programming language for Bioinformaticians?</text:p>
      <text:p text:style-name="P1">[14:15] Pedro and David: Because it has a nice learning curve and has <text:s/>very useful libraries that support bioinformatics program development</text:p>
      <text:p text:style-name="P1"/>
      <text:p text:style-name="P1"/>
      <text:p text:style-name="P1">[14:15] MUHAS-TZ: Is there any significant difference between phylogenetics and coalescence?</text:p>
      <text:p text:style-name="P1"/>
      <text:p text:style-name="P1"/>
      <text:p text:style-name="P1">[14:16] MUHAS-TZ: What is the difference between Precision Medicine and Personalized Medicine?</text:p>
      <text:p text:style-name="P1"/>
      <text:p text:style-name="P1"/>
      <text:p text:style-name="P1">[14:20] CBSB,Uofk,SUDAN: can I use different pipelines to analyse the same data?</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4:34:47.492077666</meta:creation-date>
    <dc:date>2018-09-12T14:35:18.675383565</dc:date>
    <meta:editing-duration>PT31S</meta:editing-duration>
    <meta:editing-cycles>1</meta:editing-cycles>
    <meta:document-statistic meta:table-count="0" meta:image-count="0" meta:object-count="0" meta:page-count="3" meta:paragraph-count="39" meta:word-count="725" meta:character-count="4717" meta:non-whitespace-character-count="4025"/>
    <meta:generator>LibreOffice/5.1.6.2$Linux_X86_64 LibreOffice_project/10m0$Build-2</meta:generator>
  </office:meta>
</office:document-meta>
</file>